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###################################</text:p>
      <text:p text:style-name="Preformatted_20_Text">#</text:p>
      <text:p text:style-name="Preformatted_20_Text"># -- TEXTPATGEN GENERATED FILE --</text:p>
      <text:p text:style-name="Preformatted_20_Text"># -- C++ VERSION --</text:p>
      <text:p text:style-name="Preformatted_20_Text">#</text:p>
      <text:p text:style-name="Preformatted_20_Text"># -- tpl-hexgen-file-0001.cpp --</text:p>
      <text:p text:style-name="Preformatted_20_Text">#</text:p>
      <text:p text:style-name="Preformatted_20_Text"># -- Created: 2024-03-17T10:39:54+0000</text:p>
      <text:p text:style-name="Preformatted_20_Text"># -- Epoch Time: 1710671994</text:p>
      <text:p text:style-name="Preformatted_20_Text">#</text:p>
      <text:p text:style-name="Preformatted_20_Text"># Start number: 0 ( 0x0 Hex, 00 Octal )</text:p>
      <text:p text:style-name="Preformatted_20_Text"># Finish number: 136 ( 0x88 Hex, 0210 Octal )</text:p>
      <text:p text:style-name="Preformatted_20_Text"># Numbers in a line: 13</text:p>
      <text:p text:style-name="Preformatted_20_Text">#</text:p>
      <text:p text:style-name="Preformatted_20_Text">####################################</text:p>
      <text:p text:style-name="Preformatted_20_Text">X-0000 X-0001 X-0002 X-0003 X-0004 X-0005 X-0006 X-0007 X-0008 X-0009 X-000A X-000B X-000C</text:p>
      <text:p text:style-name="Preformatted_20_Text">X-000D X-000E X-000F X-0010 X-0011 X-0012 X-0013 X-0014 X-0015 X-0016 X-0017 X-0018 X-0019</text:p>
      <text:p text:style-name="Preformatted_20_Text">X-001A X-001B X-001C X-001D X-001E X-001F X-0020 X-0021 X-0022 X-0023 X-0024 X-0025 X-0026</text:p>
      <text:p text:style-name="Preformatted_20_Text">X-0027 X-0028 X-0029 X-002A X-002B X-002C X-002D X-002E X-002F X-0030 X-0031 X-0032 X-0033</text:p>
      <text:p text:style-name="Preformatted_20_Text">X-0034 X-0035 X-0036 X-0037 X-0038 X-0039 X-003A X-003B X-003C X-003D X-003E X-003F X-0040</text:p>
      <text:p text:style-name="Preformatted_20_Text">X-0041 X-0042 X-0043 X-0044 X-0045 X-0046 X-0047 X-0048 X-0049 X-004A X-004B X-004C X-004D</text:p>
      <text:p text:style-name="Preformatted_20_Text">X-004E X-004F X-0050 X-0051 X-0052 X-0053 X-0054 X-0055 X-0056 X-0057 X-0058 X-0059 X-005A</text:p>
      <text:p text:style-name="Preformatted_20_Text">X-005B X-005C X-005D X-005E X-005F X-0060 X-0061 X-0062 X-0063 X-0064 X-0065 X-0066 X-0067</text:p>
      <text:p text:style-name="Preformatted_20_Text">X-0068 X-0069 X-006A X-006B X-006C X-006D X-006E X-006F X-0070 X-0071 X-0072 X-0073 X-0074</text:p>
      <text:p text:style-name="Preformatted_20_Text">X-0075 X-0076 X-0077 X-0078 X-0079 X-007A X-007B X-007C X-007D X-007E X-007F X-0080 X-0081</text:p>
      <text:p text:style-name="Preformatted_20_Text">X-0082 X-0083 X-0084 X-0085 X-0086 X-0087 X-0088</text:p>
      <text:p text:style-name="Preformatted_20_Text"># -- End of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evanagari" svg:font-family="'Noto Serif Devanagari'" style:font-family-generic="roman"/>
    <style:font-face style:name="Noto Serif Devanagari1" svg:font-family="'Noto Serif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GB" style:letter-kerning="true" style:font-name-asian="Noto Serif CJK SC" style:font-size-asian="10.5pt" style:language-asian="zh" style:country-asian="CN" style:font-name-complex="Noto Serif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en" fo:country="GB" style:font-name-asian="Noto Serif CJK SC" style:font-size-asian="10.5pt" style:language-asian="zh" style:country-asian="CN" style:font-name-complex="Noto Serif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erif Devanagari1" style:font-family-complex="'Noto Serif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erif Devanagari" style:font-family-complex="'Noto Serif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erif Devanagari" style:font-family-complex="'Noto Serif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erif Devanagari" style:font-family-complex="'Noto Serif Devanagari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5.2$Android_AARCH64 LibreOffice_project/a2baff69d478</meta:generator>
    <meta:document-statistic meta:table-count="0" meta:image-count="0" meta:object-count="0" meta:page-count="2" meta:paragraph-count="27" meta:word-count="199" meta:character-count="1298" meta:non-whitespace-character-count="1126"/>
  </office:meta>
</office:document-meta>
</file>